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1cm" drawooo:fontwork-start="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7.83cm" fo:min-width="9.702cm" fo:padding-top="0.151cm" fo:padding-bottom="0.151cm" fo:padding-left="0.276cm" fo:padding-right="0.276cm" draw:shadow="hidden" drawooo:fontwork-style="rotate" drawooo:fontwork-adjust="left" drawooo:fontwork-distance="-0.9cm" drawooo:fontwork-start="23.7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0.482cm" fo:min-width="10.391cm" fo:padding-top="0.151cm" fo:padding-bottom="0.151cm" fo:padding-left="0.276cm" fo:padding-right="0.276cm" draw:shadow="hidden" drawooo:fontwork-style="rotate" drawooo:fontwork-adjust="left" drawooo:fontwork-distance="-1cm" drawooo:fontwork-start="0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0.306cm" fo:min-width="10.038cm" fo:padding-top="0.151cm" fo:padding-bottom="0.151cm" fo:padding-left="0.276cm" fo:padding-right="0.276cm" draw:shadow="hidden" drawooo:fontwork-style="rotate" drawooo:fontwork-adjust="left" drawooo:fontwork-distance="-1cm" drawooo:fontwork-start="0cm" drawooo:fontwork-shadow-offset-x="0cm" drawooo:fontwork-shadow-offset-y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30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46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28pt" style:font-size-asian="28pt" style:font-size-complex="28pt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6pt" style:font-size-asian="26pt" style:font-size-complex="26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true" form:apply-design-mode="false"/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<text:s text:c="71"/></text:span><text:span text:style-name="T1">Counting numbers</text:span></text:p>
        </draw:path>
        <draw:path draw:style-name="gr2" draw:text-style-name="P3" draw:layer="layout" svg:width="17.249cm" svg:height="7.999cm" svg:x="8cm" svg:y="9.25cm" svg:viewBox="0 0 17250 8000" svg:d="M17250 4000c5 702-389 1392-1141 2000-753 608-1838 1113-3147 1464-1308 351-2794 536-4308 536s-3003-185-4317-536c-1313-351-2406-856-3167-1464s-1165-1298-1170-2000 389-1392 1141-2000c753-608 1838-1113 3147-1464 1308-351 2794-536 4308-536s3003 185 4317 536c1313 351 2406 856 3167 1464 762 608 1165 1298 1170 2000z">
          <text:p text:style-name="P1"><text:span text:style-name="T2"><text:s text:c="23"/></text:span><text:span text:style-name="T2">Numbers with 4-letter n</text:span><text:span text:style-name="T2">a</text:span><text:span text:style-name="T3"> </text:span><text:span text:style-name="T2">m</text:span><text:span text:style-name="T3"> </text:span><text:span text:style-name="T2">e</text:span><text:span text:style-name="T3"> </text:span><text:span text:style-name="T2">s</text:span></text:p>
        </draw:path>
        <draw:path draw:style-name="gr3" draw:text-style-name="P2" draw:layer="layout" svg:width="14.709cm" svg:height="13.472cm" draw:transform="skewX (-0.083426738245329) rotate (1.96681153407241) translate (5.46407843664416cm 21.4248832781969cm)" svg:viewBox="0 0 14710 13473" svg:d="M14710 6736c5 1182-329 2344-970 3368-641 1025-1566 1875-2681 2466-1116 592-2383 903-3674 903-1291 1-2560-311-3681-902s-2053-1441-2703-2465c-651-1024-996-2186-1001-3369-5-1182 329-2344 970-3368s1566-1875 2681-2466c1116-591 2382-903 3674-903 1291 0 2560 311 3681 902s2053 1442 2703 2466 996 2185 1001 3368z">
          <text:p text:style-name="P1"><text:span text:style-name="T1">Odd Numbers</text:span></text:p>
        </draw:path>
        <draw:path draw:style-name="gr4" draw:text-style-name="P2" draw:layer="layout" svg:width="15.007cm" svg:height="14.991cm" draw:transform="skewX (0.00331612557878921) rotate (-2.00538331054149) translate (28.447994223719cm 7.87185077828378cm)" svg:viewBox="0 0 15008 14992" svg:d="M15008 7496c6 1316-336 2609-990 3748-654 1140-1597 2086-2735 2744s-2431 1004-3748 1004-2613-347-3756-1005c-1144-658-2095-1604-2758-2744-664-1139-1016-2432-1021-3748-5-1315 336-2608 990-3747 654-1140 1598-2086 2736-2744s2430-1004 3748-1004c1317 0 2612 347 3756 1004 1143 658 2094 1605 2758 2744 663 1140 1015 2433 1020 3748z">
          <text:p text:style-name="P1"><text:span text:style-name="T1"><text:s text:c="62"/></text:span><text:span text:style-name="T1">Numbers less than 8</text:span></text:p>
        </draw:path>
        <draw:frame draw:style-name="gr5" draw:text-style-name="P4" draw:layer="layout" svg:width="0.963cm" svg:height="1.267cm" svg:x="12.75cm" svg:y="11.75cm">
          <draw:text-box>
            <text:p><text:span text:style-name="T4">5</text:span></text:p>
          </draw:text-box>
        </draw:frame>
        <draw:frame draw:style-name="gr6" draw:text-style-name="P4" draw:layer="layout" svg:width="2.809cm" svg:height="1.267cm" svg:x="20cm" svg:y="1.983cm">
          <draw:text-box>
            <text:p><text:span text:style-name="T4">10858</text:span></text:p>
          </draw:text-box>
        </draw:frame>
        <draw:frame draw:style-name="gr7" draw:text-style-name="P4" draw:layer="layout" svg:width="0.963cm" svg:height="1.267cm" svg:x="9.287cm" svg:y="12.5cm">
          <draw:text-box>
            <text:p><text:span text:style-name="T4">9</text:span></text:p>
          </draw:text-box>
        </draw:frame>
        <draw:frame draw:style-name="gr5" draw:text-style-name="P4" draw:layer="layout" svg:width="1.425cm" svg:height="1.267cm" svg:x="12.75cm" svg:y="7.733cm">
          <draw:text-box>
            <text:p><text:span text:style-name="T4">7</text:span></text:p>
          </draw:text-box>
        </draw:frame>
        <draw:frame draw:style-name="gr7" draw:text-style-name="P4" draw:layer="layout" svg:width="0.963cm" svg:height="1.267cm" svg:x="18cm" svg:y="6.75cm">
          <draw:text-box>
            <text:p><text:span text:style-name="T4">2</text:span></text:p>
          </draw:text-box>
        </draw:frame>
        <draw:frame draw:style-name="gr8" draw:text-style-name="P4" draw:layer="layout" svg:width="1.425cm" svg:height="1.267cm" svg:x="6.825cm" svg:y="8.233cm">
          <draw:text-box>
            <text:p><text:span text:style-name="T4">17</text:span></text:p>
          </draw:text-box>
        </draw:frame>
        <draw:frame draw:style-name="gr7" draw:text-style-name="P4" draw:layer="layout" svg:width="0.963cm" svg:height="1.267cm" svg:x="18.25cm" svg:y="13cm">
          <draw:text-box>
            <text:p><text:span text:style-name="T4">4</text:span></text:p>
          </draw:text-box>
        </draw:frame>
        <draw:frame draw:style-name="gr9" draw:text-style-name="P4" draw:layer="layout" svg:width="1.425cm" svg:height="1.5cm" svg:x="11.325cm" svg:y="2.25cm">
          <draw:text-box>
            <text:p><text:span text:style-name="T4">42</text:span></text:p>
          </draw:text-box>
        </draw:frame>
        <draw:frame draw:style-name="gr5" draw:text-style-name="P4" draw:layer="layout" svg:width="1.425cm" svg:height="1.267cm" svg:x="4.075cm" svg:y="11.983cm">
          <draw:text-box>
            <text:p><text:span text:style-name="T4">83</text:span></text:p>
          </draw:text-box>
        </draw:frame>
        <draw:frame draw:style-name="gr7" draw:text-style-name="P4" draw:layer="layout" svg:width="0.963cm" svg:height="1.267cm" svg:x="20.825cm" svg:y="7.75cm">
          <draw:text-box>
            <text:p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font-name="Liberation Sans" fo:font-family="'Liberation Sans'" style:font-family-generic="roman" style:font-pitch="variable" fo:font-size="18pt" fo:font-style="normal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3:26:31.060000000</meta:creation-date>
    <dc:date>2022-05-20T17:41:26.367903038</dc:date>
    <meta:editing-duration>PT10M56S</meta:editing-duration>
    <meta:editing-cycles>2</meta:editing-cycles>
    <meta:generator>LibreOffice/7.3.3.2$Linux_X86_64 LibreOffice_project/30$Build-2</meta:generator>
    <meta:document-statistic meta:object-count="14"/>
  </office:meta>
</office:document-meta>
</file>